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126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23"/>
    <style:style style:name="ce4" style:family="table-cell" style:parent-style-name="Default" style:data-style-name="N60"/>
    <style:style style:name="ce5" style:family="table-cell" style:parent-style-name="Default" style:data-style-name="N125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6"/>
        <table:table-column table:style-name="co1" table:default-cell-style-name="ce6"/>
        <table:table-column table:style-name="co1" table:default-cell-style-name="ce7"/>
        <table:table-column table:style-name="co1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1007" table:default-cell-style-name="ce6"/>
        <table:table-row table:style-name="ro1">
          <table:table-cell office:value-type="string" calcext:value-type="string">
            <text:p>#ALA</text:p>
          </table:table-cell>
          <table:table-cell table:number-columns-repeated="8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/h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Vrms</text:p>
          </table:table-cell>
          <table:table-cell office:value-type="string" calcext:value-type="string">
            <text:p>$\left&lt;T\right&gt;$</text:p>
          </table:table-cell>
          <table:table-cell office:value-type="string" calcext:value-type="string">
            <text:p>$\phi$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4.40135865" calcext:value-type="float">
            <text:p>4.40135865</text:p>
          </table:table-cell>
          <table:table-cell office:value-type="float" office:value="39.9279336" calcext:value-type="float">
            <text:p>39.9279336</text:p>
          </table:table-cell>
          <table:table-cell office:value-type="float" office:value="0.514695" calcext:value-type="float">
            <text:p>0.514695</text:p>
          </table:table-cell>
          <table:table-cell office:value-type="float" office:value="0.849173168" calcext:value-type="float">
            <text:p>0.849173168</text:p>
          </table:table-cell>
          <table:table-cell office:value-type="float" office:value="-0.848752218" calcext:value-type="float">
            <text:p>-0.84875221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4.41478324" calcext:value-type="float">
            <text:p>4.41478324</text:p>
          </table:table-cell>
          <table:table-cell office:value-type="float" office:value="39.9571162" calcext:value-type="float">
            <text:p>39.9571162</text:p>
          </table:table-cell>
          <table:table-cell office:value-type="float" office:value="0.51493" calcext:value-type="float">
            <text:p>0.51493</text:p>
          </table:table-cell>
          <table:table-cell office:value-type="float" office:value="0.849602351" calcext:value-type="float">
            <text:p>0.849602351</text:p>
          </table:table-cell>
          <table:table-cell office:value-type="float" office:value="-0.849041918" calcext:value-type="float">
            <text:p>-0.84904191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4.41476052" calcext:value-type="float">
            <text:p>4.41476052</text:p>
          </table:table-cell>
          <table:table-cell office:value-type="float" office:value="39.9568319" calcext:value-type="float">
            <text:p>39.9568319</text:p>
          </table:table-cell>
          <table:table-cell office:value-type="float" office:value="0.514939" calcext:value-type="float">
            <text:p>0.514939</text:p>
          </table:table-cell>
          <table:table-cell office:value-type="float" office:value="0.849570102" calcext:value-type="float">
            <text:p>0.849570102</text:p>
          </table:table-cell>
          <table:table-cell office:value-type="float" office:value="-0.849006702" calcext:value-type="float">
            <text:p>-0.84900670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4.4147451" calcext:value-type="float">
            <text:p>4.4147451</text:p>
          </table:table-cell>
          <table:table-cell office:value-type="float" office:value="39.9567583" calcext:value-type="float">
            <text:p>39.9567583</text:p>
          </table:table-cell>
          <table:table-cell office:value-type="float" office:value="0.514939" calcext:value-type="float">
            <text:p>0.514939</text:p>
          </table:table-cell>
          <table:table-cell office:value-type="float" office:value="0.849566417" calcext:value-type="float">
            <text:p>0.849566417</text:p>
          </table:table-cell>
          <table:table-cell office:value-type="float" office:value="-0.849002953" calcext:value-type="float">
            <text:p>-0.84900295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6]+([.D6]-[.D5])/(2^(LN(([.D4]-[.D5])/([.D5]-[.D6]))/LN(2))-1)" office:value-type="float" office:value="4.41471252789042" calcext:value-type="float">
            <text:p>4.41471252789042</text:p>
          </table:table-cell>
          <table:table-cell table:formula="of:=[.E6]+([.E6]-[.E5])/(2^(LN(([.E4]-[.E5])/([.E5]-[.E6]))/LN(2))-1)" office:value-type="float" office:value="39.9567325906502" calcext:value-type="float">
            <text:p>39.9567325906502</text:p>
          </table:table-cell>
          <table:table-cell table:formula="of:=[.F6]+([.F6]-[.F5])/(2^(LN(([.F4]-[.F5])/([.F5]-[.F6]))/LN(2))-1)" office:value-type="string" office:string-value="" calcext:value-type="error">
            <text:p>#DIV/0!</text:p>
          </table:table-cell>
          <table:table-cell table:formula="of:=[.G6]+([.G6]-[.G5])/(2^(LN(([.G4]-[.G5])/([.G5]-[.G6]))/LN(2))-1)" office:value-type="float" office:value="0.849565941603522" calcext:value-type="float">
            <text:p>0.849565941603522</text:p>
          </table:table-cell>
          <table:table-cell table:formula="of:=ABS([.H6]+([.H6]-[.H5])/(2^(LN(([.H4]-[.H5])/([.H5]-[.H6]))/LN(2))-1))" office:value-type="float" office:value="0.849002506341564" calcext:value-type="float">
            <text:p>0.84900250634156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4.406" calcext:value-type="float">
            <text:p>4.406</text:p>
          </table:table-cell>
          <table:table-cell office:value-type="float" office:value="39.952" calcext:value-type="float">
            <text:p>39.952</text:p>
          </table:table-cell>
          <table:table-cell office:value-type="float" office:value="0.515" calcext:value-type="float">
            <text:p>0.515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9" calcext:value-type="float">
            <text:p>0.84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4.4144" calcext:value-type="float">
            <text:p>4.4144</text:p>
          </table:table-cell>
          <table:table-cell office:value-type="float" office:value="40.0951" calcext:value-type="float">
            <text:p>40.0951</text:p>
          </table:table-cell>
          <table:table-cell office:value-type="float" office:value="0.5146" calcext:value-type="float">
            <text:p>0.5146</text:p>
          </table:table-cell>
          <table:table-cell table:number-columns-repeated="2" office:value-type="float" office:value="0.849" calcext:value-type="float">
            <text:p>0.84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4.41" calcext:value-type="float">
            <text:p>4.41</text:p>
          </table:table-cell>
          <table:table-cell office:value-type="float" office:value="40" calcext:value-type="float">
            <text:p>40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01" calcext:value-type="float">
            <text:p>0.85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3.81353518" calcext:value-type="float">
            <text:p>3.81353518</text:p>
          </table:table-cell>
          <table:table-cell office:value-type="float" office:value="35.9198654" calcext:value-type="float">
            <text:p>35.9198654</text:p>
          </table:table-cell>
          <table:table-cell office:value-type="float" office:value="0.522036" calcext:value-type="float">
            <text:p>0.522036</text:p>
          </table:table-cell>
          <table:table-cell office:value-type="float" office:value="1.38375439" calcext:value-type="float">
            <text:p>1.38375439</text:p>
          </table:table-cell>
          <table:table-cell office:value-type="float" office:value="-1.38222443" calcext:value-type="float">
            <text:p>-1.3822244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3.82214385" calcext:value-type="float">
            <text:p>3.82214385</text:p>
          </table:table-cell>
          <table:table-cell office:value-type="float" office:value="35.9397278" calcext:value-type="float">
            <text:p>35.9397278</text:p>
          </table:table-cell>
          <table:table-cell office:value-type="float" office:value="0.52239" calcext:value-type="float">
            <text:p>0.52239</text:p>
          </table:table-cell>
          <table:table-cell office:value-type="float" office:value="1.38370661" calcext:value-type="float">
            <text:p>1.38370661</text:p>
          </table:table-cell>
          <table:table-cell office:value-type="float" office:value="-1.38193801" calcext:value-type="float">
            <text:p>-1.381938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3.82216518" calcext:value-type="float">
            <text:p>3.82216518</text:p>
          </table:table-cell>
          <table:table-cell office:value-type="float" office:value="35.939437" calcext:value-type="float">
            <text:p>35.939437</text:p>
          </table:table-cell>
          <table:table-cell office:value-type="float" office:value="0.522409" calcext:value-type="float">
            <text:p>0.522409</text:p>
          </table:table-cell>
          <table:table-cell office:value-type="float" office:value="1.38364132" calcext:value-type="float">
            <text:p>1.38364132</text:p>
          </table:table-cell>
          <table:table-cell office:value-type="float" office:value="-1.381867" calcext:value-type="float">
            <text:p>-1.38186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15]+([.D15]-[.D14])/(2^(LN(([.D13]-[.D14])/([.D14]-[.D15]))/LN(2))-1)" office:value-type="string" office:string-value="" calcext:value-type="error">
            <text:p>Err:502</text:p>
          </table:table-cell>
          <table:table-cell table:formula="of:=[.E15]+([.E15]-[.E14])/(2^(LN(([.E13]-[.E14])/([.E14]-[.E15]))/LN(2))-1)" office:value-type="float" office:value="35.939727802353" calcext:value-type="float">
            <text:p>35.939727802353</text:p>
          </table:table-cell>
          <table:table-cell table:formula="of:=[.F15]+([.F15]-[.F14])/(2^(LN(([.F13]-[.F14])/([.F14]-[.F15]))/LN(2))-1)" office:value-type="string" office:string-value="" calcext:value-type="error">
            <text:p>Err:502</text:p>
          </table:table-cell>
          <table:table-cell table:formula="of:=[.G15]+([.G15]-[.G14])/(2^(LN(([.G13]-[.G14])/([.G14]-[.G15]))/LN(2))-1)" office:value-type="float" office:value="1.38370661308099" calcext:value-type="float">
            <text:p>1.38370661308099</text:p>
          </table:table-cell>
          <table:table-cell table:formula="of:=ABS([.H15]+([.H15]-[.H14])/(2^(LN(([.H13]-[.H14])/([.H14]-[.H15]))/LN(2))-1))" office:value-type="float" office:value="1.38193801364918" calcext:value-type="float">
            <text:p>1.3819380136491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3.812" calcext:value-type="float">
            <text:p>3.812</text:p>
          </table:table-cell>
          <table:table-cell office:value-type="float" office:value="35.936" calcext:value-type="float">
            <text:p>35.936</text:p>
          </table:table-cell>
          <table:table-cell office:value-type="float" office:value="0.522" calcext:value-type="float">
            <text:p>0.522</text:p>
          </table:table-cell>
          <table:table-cell table:number-columns-repeated="2" office:value-type="float" office:value="1.381" calcext:value-type="float">
            <text:p>1.38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3.8218" calcext:value-type="float">
            <text:p>3.8218</text:p>
          </table:table-cell>
          <table:table-cell office:value-type="float" office:value="36.0425" calcext:value-type="float">
            <text:p>36.0425</text:p>
          </table:table-cell>
          <table:table-cell office:value-type="float" office:value="0.5214" calcext:value-type="float">
            <text:p>0.5214</text:p>
          </table:table-cell>
          <table:table-cell table:number-columns-repeated="2" office:value-type="float" office:value="1.3812" calcext:value-type="float">
            <text:p>1.381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3.82" calcext:value-type="float">
            <text:p>3.82</text:p>
          </table:table-cell>
          <table:table-cell office:value-type="float" office:value="35.9" calcext:value-type="float">
            <text:p>35.9</text:p>
          </table:table-cell>
          <table:table-cell office:value-type="float" office:value="0.5217" calcext:value-type="float">
            <text:p>0.5217</text:p>
          </table:table-cell>
          <table:table-cell office:value-type="float" office:value="1.3818" calcext:value-type="float">
            <text:p>1.3818</text:p>
          </table:table-cell>
          <table:table-cell office:value-type="float" office:value="1.383" calcext:value-type="float">
            <text:p>1.38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2.44715103" calcext:value-type="float">
            <text:p>2.44715103</text:p>
          </table:table-cell>
          <table:table-cell office:value-type="float" office:value="24.696589" calcext:value-type="float">
            <text:p>24.696589</text:p>
          </table:table-cell>
          <table:table-cell office:value-type="float" office:value="0.511595" calcext:value-type="float">
            <text:p>0.511595</text:p>
          </table:table-cell>
          <table:table-cell office:value-type="float" office:value="1.36222437" calcext:value-type="float">
            <text:p>1.36222437</text:p>
          </table:table-cell>
          <table:table-cell office:value-type="float" office:value="-1.36352294" calcext:value-type="float">
            <text:p>-1.3635229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2.44595364" calcext:value-type="float">
            <text:p>2.44595364</text:p>
          </table:table-cell>
          <table:table-cell office:value-type="float" office:value="24.6819074" calcext:value-type="float">
            <text:p>24.6819074</text:p>
          </table:table-cell>
          <table:table-cell office:value-type="float" office:value="0.511384" calcext:value-type="float">
            <text:p>0.511384</text:p>
          </table:table-cell>
          <table:table-cell office:value-type="float" office:value="1.34315554" calcext:value-type="float">
            <text:p>1.34315554</text:p>
          </table:table-cell>
          <table:table-cell office:value-type="float" office:value="-1.35424413" calcext:value-type="float">
            <text:p>-1.3542441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2.44599749" calcext:value-type="float">
            <text:p>2.44599749</text:p>
          </table:table-cell>
          <table:table-cell office:value-type="float" office:value="24.6810297" calcext:value-type="float">
            <text:p>24.6810297</text:p>
          </table:table-cell>
          <table:table-cell office:value-type="float" office:value="0.511423" calcext:value-type="float">
            <text:p>0.511423</text:p>
          </table:table-cell>
          <table:table-cell office:value-type="float" office:value="1.34269001" calcext:value-type="float">
            <text:p>1.34269001</text:p>
          </table:table-cell>
          <table:table-cell office:value-type="float" office:value="-1.35398495" calcext:value-type="float">
            <text:p>-1.3539849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24]+([.D24]-[.D23])/(2^(LN(([.D22]-[.D23])/([.D23]-[.D24]))/LN(2))-1)" office:value-type="string" office:string-value="" calcext:value-type="error">
            <text:p>Err:502</text:p>
          </table:table-cell>
          <table:table-cell table:formula="of:=[.E24]+([.E24]-[.E23])/(2^(LN(([.E22]-[.E23])/([.E23]-[.E24]))/LN(2))-1)" office:value-type="float" office:value="24.6819074312136" calcext:value-type="float">
            <text:p>24.6819074312136</text:p>
          </table:table-cell>
          <table:table-cell table:formula="of:=[.F24]+([.F24]-[.F23])/(2^(LN(([.F22]-[.F23])/([.F23]-[.F24]))/LN(2))-1)" office:value-type="string" office:string-value="" calcext:value-type="error">
            <text:p>Err:502</text:p>
          </table:table-cell>
          <table:table-cell table:formula="of:=[.G24]+([.G24]-[.G23])/(2^(LN(([.G22]-[.G23])/([.G23]-[.G24]))/LN(2))-1)" office:value-type="float" office:value="1.34315570146195" calcext:value-type="float">
            <text:p>1.34315570146195</text:p>
          </table:table-cell>
          <table:table-cell table:formula="of:=ABS([.H24]+([.H24]-[.H23])/(2^(LN(([.H22]-[.H23])/([.H23]-[.H24]))/LN(2))-1))" office:value-type="float" office:value="1.35424417962177" calcext:value-type="float">
            <text:p>1.3542441796217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2.438" calcext:value-type="float">
            <text:p>2.438</text:p>
          </table:table-cell>
          <table:table-cell office:value-type="float" office:value="24.663" calcext:value-type="float">
            <text:p>24.663</text:p>
          </table:table-cell>
          <table:table-cell office:value-type="float" office:value="0.512" calcext:value-type="float">
            <text:p>0.512</text:p>
          </table:table-cell>
          <table:table-cell office:value-type="float" office:value="1.343" calcext:value-type="float">
            <text:p>1.343</text:p>
          </table:table-cell>
          <table:table-cell office:value-type="float" office:value="1.349" calcext:value-type="float">
            <text:p>1.34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2.4716" calcext:value-type="float">
            <text:p>2.4716</text:p>
          </table:table-cell>
          <table:table-cell office:value-type="float" office:value="25.0157" calcext:value-type="float">
            <text:p>25.0157</text:p>
          </table:table-cell>
          <table:table-cell office:value-type="float" office:value="0.51" calcext:value-type="float">
            <text:p>0.51</text:p>
          </table:table-cell>
          <table:table-cell office:value-type="float" office:value="1.3622" calcext:value-type="float">
            <text:p>1.3622</text:p>
          </table:table-cell>
          <table:table-cell office:value-type="float" office:value="1.3621" calcext:value-type="float">
            <text:p>1.362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2.47" calcext:value-type="float">
            <text:p>2.47</text:p>
          </table:table-cell>
          <table:table-cell office:value-type="float" office:value="24.9" calcext:value-type="float">
            <text:p>24.9</text:p>
          </table:table-cell>
          <table:table-cell office:value-type="float" office:value="0.5103" calcext:value-type="float">
            <text:p>0.5103</text:p>
          </table:table-cell>
          <table:table-cell office:value-type="float" office:value="1.3627" calcext:value-type="float">
            <text:p>1.3627</text:p>
          </table:table-cell>
          <table:table-cell office:value-type="float" office:value="1.3638" calcext:value-type="float">
            <text:p>1.363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9.09120002" calcext:value-type="float">
            <text:p>9.09120002</text:p>
          </table:table-cell>
          <table:table-cell office:value-type="float" office:value="181.502356" calcext:value-type="float">
            <text:p>181.502356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2.1292708" calcext:value-type="float">
            <text:p>2.1292708</text:p>
          </table:table-cell>
          <table:table-cell office:value-type="float" office:value="-2.13013815" calcext:value-type="float">
            <text:p>-2.1301381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9.19715062" calcext:value-type="float">
            <text:p>9.19715062</text:p>
          </table:table-cell>
          <table:table-cell office:value-type="float" office:value="177.875871" calcext:value-type="float">
            <text:p>177.875871</text:p>
          </table:table-cell>
          <table:table-cell office:value-type="float" office:value="0.531898" calcext:value-type="float">
            <text:p>0.531898</text:p>
          </table:table-cell>
          <table:table-cell office:value-type="float" office:value="2.04951611" calcext:value-type="float">
            <text:p>2.04951611</text:p>
          </table:table-cell>
          <table:table-cell office:value-type="float" office:value="-2.04886241" calcext:value-type="float">
            <text:p>-2.0488624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9.24114687" calcext:value-type="float">
            <text:p>9.24114687</text:p>
          </table:table-cell>
          <table:table-cell office:value-type="float" office:value="178.071737" calcext:value-type="float">
            <text:p>178.071737</text:p>
          </table:table-cell>
          <table:table-cell office:value-type="float" office:value="0.532137" calcext:value-type="float">
            <text:p>0.532137</text:p>
          </table:table-cell>
          <table:table-cell office:value-type="float" office:value="2.0524867" calcext:value-type="float">
            <text:p>2.0524867</text:p>
          </table:table-cell>
          <table:table-cell office:value-type="float" office:value="-2.05165498" calcext:value-type="float">
            <text:p>-2.0516549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9.24155662" calcext:value-type="float">
            <text:p>9.24155662</text:p>
          </table:table-cell>
          <table:table-cell office:value-type="float" office:value="178.075242" calcext:value-type="float">
            <text:p>178.075242</text:p>
          </table:table-cell>
          <table:table-cell office:value-type="float" office:value="0.532156" calcext:value-type="float">
            <text:p>0.532156</text:p>
          </table:table-cell>
          <table:table-cell office:value-type="float" office:value="2.05251805" calcext:value-type="float">
            <text:p>2.05251805</text:p>
          </table:table-cell>
          <table:table-cell office:value-type="float" office:value="-2.0516818" calcext:value-type="float">
            <text:p>-2.051681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33]+([.D33]-[.D32])/(2^(LN(([.D31]-[.D32])/([.D32]-[.D33]))/LN(2))-1)" office:value-type="float" office:value="9.24156047199689" calcext:value-type="float">
            <text:p>9.24156047199689</text:p>
          </table:table-cell>
          <table:table-cell table:formula="of:=[.E33]+([.E33]-[.E32])/(2^(LN(([.E31]-[.E32])/([.E32]-[.E33]))/LN(2))-1)" office:value-type="float" office:value="178.075305864427" calcext:value-type="float">
            <text:p>178.075305864427</text:p>
          </table:table-cell>
          <table:table-cell table:formula="of:=[.F33]+([.F33]-[.F32])/(2^(LN(([.F31]-[.F32])/([.F32]-[.F33]))/LN(2))-1)" office:value-type="float" office:value="0.532157640909091" calcext:value-type="float">
            <text:p>0.532157640909091</text:p>
          </table:table-cell>
          <table:table-cell table:formula="of:=[.G33]+([.G33]-[.G32])/(2^(LN(([.G31]-[.G32])/([.G32]-[.G33]))/LN(2))-1)" office:value-type="float" office:value="2.05251838437981" calcext:value-type="float">
            <text:p>2.05251838437981</text:p>
          </table:table-cell>
          <table:table-cell table:formula="of:=ABS([.H33]+([.H33]-[.H32])/(2^(LN(([.H31]-[.H32])/([.H32]-[.H33]))/LN(2))-1))" office:value-type="float" office:value="2.0516820600786" calcext:value-type="float">
            <text:p>2.051682060078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9.196" calcext:value-type="float">
            <text:p>9.196</text:p>
          </table:table-cell>
          <table:table-cell office:value-type="float" office:value="178.229" calcext:value-type="float">
            <text:p>178.229</text:p>
          </table:table-cell>
          <table:table-cell office:value-type="float" office:value="0.532" calcext:value-type="float">
            <text:p>0.532</text:p>
          </table:table-cell>
          <table:table-cell office:value-type="float" office:value="2.041" calcext:value-type="float">
            <text:p>2.041</text:p>
          </table:table-cell>
          <table:table-cell office:value-type="float" office:value="2.051" calcext:value-type="float">
            <text:p>2.05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9.2428" calcext:value-type="float">
            <text:p>9.2428</text:p>
          </table:table-cell>
          <table:table-cell office:value-type="float" office:value="179.7523" calcext:value-type="float">
            <text:p>179.7523</text:p>
          </table:table-cell>
          <table:table-cell office:value-type="float" office:value="0.5318" calcext:value-type="float">
            <text:p>0.5318</text:p>
          </table:table-cell>
          <table:table-cell office:value-type="float" office:value="2.0518" calcext:value-type="float">
            <text:p>2.0518</text:p>
          </table:table-cell>
          <table:table-cell office:value-type="float" office:value="2.0519" calcext:value-type="float">
            <text:p>2.051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9.21" calcext:value-type="float">
            <text:p>9.21</text:p>
          </table:table-cell>
          <table:table-cell office:value-type="float" office:value="178.2" calcext:value-type="float">
            <text:p>178.2</text:p>
          </table:table-cell>
          <table:table-cell office:value-type="float" office:value="0.5319" calcext:value-type="float">
            <text:p>0.5319</text:p>
          </table:table-cell>
          <table:table-cell office:value-type="float" office:value="2.0503" calcext:value-type="float">
            <text:p>2.0503</text:p>
          </table:table-cell>
          <table:table-cell office:value-type="float" office:value="2.054" calcext:value-type="float">
            <text:p>2.05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7.47932755" calcext:value-type="float">
            <text:p>7.47932755</text:p>
          </table:table-cell>
          <table:table-cell office:value-type="float" office:value="157.559285" calcext:value-type="float">
            <text:p>157.559285</text:p>
          </table:table-cell>
          <table:table-cell office:value-type="float" office:value="0.552943" calcext:value-type="float">
            <text:p>0.552943</text:p>
          </table:table-cell>
          <table:table-cell office:value-type="float" office:value="3.34522659" calcext:value-type="float">
            <text:p>3.34522659</text:p>
          </table:table-cell>
          <table:table-cell office:value-type="float" office:value="-3.3460926" calcext:value-type="float">
            <text:p>-3.346092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7.54705702" calcext:value-type="float">
            <text:p>7.54705702</text:p>
          </table:table-cell>
          <table:table-cell office:value-type="float" office:value="154.984701" calcext:value-type="float">
            <text:p>154.984701</text:p>
          </table:table-cell>
          <table:table-cell office:value-type="float" office:value="0.547643" calcext:value-type="float">
            <text:p>0.547643</text:p>
          </table:table-cell>
          <table:table-cell office:value-type="float" office:value="3.23369016" calcext:value-type="float">
            <text:p>3.23369016</text:p>
          </table:table-cell>
          <table:table-cell office:value-type="float" office:value="-3.23231141" calcext:value-type="float">
            <text:p>-3.2323114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7.57137913" calcext:value-type="float">
            <text:p>7.57137913</text:p>
          </table:table-cell>
          <table:table-cell office:value-type="float" office:value="155.116262" calcext:value-type="float">
            <text:p>155.116262</text:p>
          </table:table-cell>
          <table:table-cell office:value-type="float" office:value="0.548002" calcext:value-type="float">
            <text:p>0.548002</text:p>
          </table:table-cell>
          <table:table-cell office:value-type="float" office:value="3.23677705" calcext:value-type="float">
            <text:p>3.23677705</text:p>
          </table:table-cell>
          <table:table-cell office:value-type="float" office:value="-3.23511097" calcext:value-type="float">
            <text:p>-3.2351109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42]+([.D42]-[.D41])/(2^(LN(([.D40]-[.D41])/([.D41]-[.D42]))/LN(2))-1)" office:value-type="string" office:string-value="" calcext:value-type="error">
            <text:p>Err:502</text:p>
          </table:table-cell>
          <table:table-cell table:formula="of:=[.E42]+([.E42]-[.E41])/(2^(LN(([.E40]-[.E41])/([.E41]-[.E42]))/LN(2))-1)" office:value-type="string" office:string-value="" calcext:value-type="error">
            <text:p>Err:502</text:p>
          </table:table-cell>
          <table:table-cell table:formula="of:=[.F42]+([.F42]-[.F41])/(2^(LN(([.F40]-[.F41])/([.F41]-[.F42]))/LN(2))-1)" office:value-type="string" office:string-value="" calcext:value-type="error">
            <text:p>Err:502</text:p>
          </table:table-cell>
          <table:table-cell table:formula="of:=[.G42]+([.G42]-[.G41])/(2^(LN(([.G40]-[.G41])/([.G41]-[.G42]))/LN(2))-1)" office:value-type="string" office:string-value="" calcext:value-type="error">
            <text:p>Err:502</text:p>
          </table:table-cell>
          <table:table-cell table:formula="of:=ABS([.H42]+([.H42]-[.H41])/(2^(LN(([.H40]-[.H41])/([.H41]-[.H42]))/LN(2))-1))" office:value-type="string" office:string-value="" calcext:value-type="error">
            <text:p>Err:50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7.532" calcext:value-type="float">
            <text:p>7.532</text:p>
          </table:table-cell>
          <table:table-cell office:value-type="float" office:value="155.304" calcext:value-type="float">
            <text:p>155.304</text:p>
          </table:table-cell>
          <table:table-cell office:value-type="float" office:value="0.548" calcext:value-type="float">
            <text:p>0.548</text:p>
          </table:table-cell>
          <table:table-cell office:value-type="float" office:value="3.221" calcext:value-type="float">
            <text:p>3.221</text:p>
          </table:table-cell>
          <table:table-cell office:value-type="float" office:value="3.233" calcext:value-type="float">
            <text:p>3.23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7.5719" calcext:value-type="float">
            <text:p>7.5719</text:p>
          </table:table-cell>
          <table:table-cell office:value-type="float" office:value="156.5589" calcext:value-type="float">
            <text:p>156.5589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44" calcext:value-type="float">
            <text:p>3.2344</text:p>
          </table:table-cell>
          <table:table-cell office:value-type="float" office:value="3.2346" calcext:value-type="float">
            <text:p>3.234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7.55" calcext:value-type="float">
            <text:p>7.55</text:p>
          </table:table-cell>
          <table:table-cell office:value-type="float" office:value="155.1" calcext:value-type="float">
            <text:p>155.1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3" calcext:value-type="float">
            <text:p>3.233</text:p>
          </table:table-cell>
          <table:table-cell office:value-type="float" office:value="3.2392" calcext:value-type="float">
            <text:p>3.239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3.96101536" calcext:value-type="float">
            <text:p>3.96101536</text:p>
          </table:table-cell>
          <table:table-cell office:value-type="float" office:value="98.001879" calcext:value-type="float">
            <text:p>98.001879</text:p>
          </table:table-cell>
          <table:table-cell office:value-type="float" office:value="0.538953" calcext:value-type="float">
            <text:p>0.538953</text:p>
          </table:table-cell>
          <table:table-cell office:value-type="float" office:value="3.0264721" calcext:value-type="float">
            <text:p>3.0264721</text:p>
          </table:table-cell>
          <table:table-cell office:value-type="float" office:value="-2.83412052" calcext:value-type="float">
            <text:p>-2.8341205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3.86659809" calcext:value-type="float">
            <text:p>3.86659809</text:p>
          </table:table-cell>
          <table:table-cell office:value-type="float" office:value="84.318518" calcext:value-type="float">
            <text:p>84.318518</text:p>
          </table:table-cell>
          <table:table-cell office:value-type="float" office:value="0.529342" calcext:value-type="float">
            <text:p>0.529342</text:p>
          </table:table-cell>
          <table:table-cell office:value-type="float" office:value="2.7563994" calcext:value-type="float">
            <text:p>2.7563994</text:p>
          </table:table-cell>
          <table:table-cell office:value-type="float" office:value="-2.77137283" calcext:value-type="float">
            <text:p>-2.7713728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3.87003877" calcext:value-type="float">
            <text:p>3.87003877</text:p>
          </table:table-cell>
          <table:table-cell office:value-type="float" office:value="84.3639658" calcext:value-type="float">
            <text:p>84.3639658</text:p>
          </table:table-cell>
          <table:table-cell office:value-type="float" office:value="0.52976" calcext:value-type="float">
            <text:p>0.52976</text:p>
          </table:table-cell>
          <table:table-cell office:value-type="float" office:value="2.75194609" calcext:value-type="float">
            <text:p>2.75194609</text:p>
          </table:table-cell>
          <table:table-cell office:value-type="float" office:value="-2.76919696" calcext:value-type="float">
            <text:p>-2.7691969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51]+([.D51]-[.D50])/(2^(LN(([.D49]-[.D50])/([.D50]-[.D51]))/LN(2))-1)" office:value-type="string" office:string-value="" calcext:value-type="error">
            <text:p>Err:502</text:p>
          </table:table-cell>
          <table:table-cell table:formula="of:=[.E51]+([.E51]-[.E50])/(2^(LN(([.E49]-[.E50])/([.E50]-[.E51]))/LN(2))-1)" office:value-type="string" office:string-value="" calcext:value-type="error">
            <text:p>Err:502</text:p>
          </table:table-cell>
          <table:table-cell table:formula="of:=[.F51]+([.F51]-[.F50])/(2^(LN(([.F49]-[.F50])/([.F50]-[.F51]))/LN(2))-1)" office:value-type="string" office:string-value="" calcext:value-type="error">
            <text:p>Err:502</text:p>
          </table:table-cell>
          <table:table-cell table:formula="of:=[.G51]+([.G51]-[.G50])/(2^(LN(([.G49]-[.G50])/([.G50]-[.G51]))/LN(2))-1)" office:value-type="float" office:value="2.7564066182064" calcext:value-type="float">
            <text:p>2.7564066182064</text:p>
          </table:table-cell>
          <table:table-cell table:formula="of:=ABS([.H51]+([.H51]-[.H50])/(2^(LN(([.H49]-[.H50])/([.H50]-[.H51]))/LN(2))-1))" office:value-type="float" office:value="2.77137454101343" calcext:value-type="float">
            <text:p>2.7713745410134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3.857" calcext:value-type="float">
            <text:p>3.857</text:p>
          </table:table-cell>
          <table:table-cell office:value-type="float" office:value="84.587" calcext:value-type="float">
            <text:p>84.587</text:p>
          </table:table-cell>
          <table:table-cell office:value-type="float" office:value="0.53" calcext:value-type="float">
            <text:p>0.53</text:p>
          </table:table-cell>
          <table:table-cell office:value-type="float" office:value="2.742" calcext:value-type="float">
            <text:p>2.742</text:p>
          </table:table-cell>
          <table:table-cell office:value-type="float" office:value="2.765" calcext:value-type="float">
            <text:p>2.76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3.878" calcext:value-type="float">
            <text:p>3.878</text:p>
          </table:table-cell>
          <table:table-cell office:value-type="float" office:value="85.5803" calcext:value-type="float">
            <text:p>85.5803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1" calcext:value-type="float">
            <text:p>2.761</text:p>
          </table:table-cell>
          <table:table-cell office:value-type="float" office:value="2.7614" calcext:value-type="float">
            <text:p>2.761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3.88" calcext:value-type="float">
            <text:p>3.88</text:p>
          </table:table-cell>
          <table:table-cell office:value-type="float" office:value="84.6" calcext:value-type="float">
            <text:p>84.6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52" calcext:value-type="float">
            <text:p>2.7652</text:p>
          </table:table-cell>
          <table:table-cell office:value-type="float" office:value="2.7742" calcext:value-type="float">
            <text:p>2.774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TALA</text:p>
          </table:table-cell>
          <table:table-cell table:number-columns-repeated="2"/>
          <table:table-cell table:style-name="ce8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/h</text:p>
          </table:table-cell>
          <table:table-cell table:style-name="ce8" office:value-type="string" calcext:value-type="string">
            <text:p>Nu</text:p>
          </table:table-cell>
          <table:table-cell table:style-name="ce8" office:value-type="string" calcext:value-type="string">
            <text:p>Vrms</text:p>
          </table:table-cell>
          <table:table-cell table:style-name="ce8" office:value-type="string" calcext:value-type="string">
            <text:p>$\left&lt;T\right&gt;$</text:p>
          </table:table-cell>
          <table:table-cell table:style-name="ce8" office:value-type="string" calcext:value-type="string">
            <text:p>$\phi$</text:p>
          </table:table-cell>
          <table:table-cell table:style-name="ce8"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4.54966131" calcext:value-type="float">
            <text:p>4.54966</text:p>
          </table:table-cell>
          <table:table-cell table:style-name="ce10" office:value-type="float" office:value="40.111212" calcext:value-type="float">
            <text:p>40.11121</text:p>
          </table:table-cell>
          <table:table-cell table:style-name="ce10" office:value-type="float" office:value="0.512919" calcext:value-type="float">
            <text:p>0.51292</text:p>
          </table:table-cell>
          <table:table-cell table:style-name="ce10" office:value-type="float" office:value="0.855352779" calcext:value-type="float">
            <text:p>0.85535</text:p>
          </table:table-cell>
          <table:table-cell table:style-name="ce10" office:value-type="float" office:value="-0.853057953" calcext:value-type="float">
            <text:p>-0.85306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.46241481" calcext:value-type="float">
            <text:p>4.46241</text:p>
          </table:table-cell>
          <table:table-cell table:style-name="ce10" office:value-type="float" office:value="40.0542516" calcext:value-type="float">
            <text:p>40.05425</text:p>
          </table:table-cell>
          <table:table-cell table:style-name="ce10" office:value-type="float" office:value="0.512755" calcext:value-type="float">
            <text:p>0.51276</text:p>
          </table:table-cell>
          <table:table-cell table:style-name="ce10" office:value-type="float" office:value="0.853039406" calcext:value-type="float">
            <text:p>0.85304</text:p>
          </table:table-cell>
          <table:table-cell table:style-name="ce10" office:value-type="float" office:value="-0.850747731" calcext:value-type="float">
            <text:p>-0.85075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4.43489612" calcext:value-type="float">
            <text:p>4.43490</text:p>
          </table:table-cell>
          <table:table-cell table:style-name="ce10" office:value-type="float" office:value="40.0481559" calcext:value-type="float">
            <text:p>40.04816</text:p>
          </table:table-cell>
          <table:table-cell table:style-name="ce10" office:value-type="float" office:value="0.512736" calcext:value-type="float">
            <text:p>0.51274</text:p>
          </table:table-cell>
          <table:table-cell table:style-name="ce10" office:value-type="float" office:value="0.852793677" calcext:value-type="float">
            <text:p>0.85279</text:p>
          </table:table-cell>
          <table:table-cell table:style-name="ce10" office:value-type="float" office:value="-0.850502565" calcext:value-type="float">
            <text:p>-0.85050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.42729639" calcext:value-type="float">
            <text:p>4.42730</text:p>
          </table:table-cell>
          <table:table-cell table:style-name="ce10" office:value-type="float" office:value="40.0474695" calcext:value-type="float">
            <text:p>40.04747</text:p>
          </table:table-cell>
          <table:table-cell table:style-name="ce10" office:value-type="float" office:value="0.512733" calcext:value-type="float">
            <text:p>0.51273</text:p>
          </table:table-cell>
          <table:table-cell table:style-name="ce10" office:value-type="float" office:value="0.852766041" calcext:value-type="float">
            <text:p>0.85277</text:p>
          </table:table-cell>
          <table:table-cell table:style-name="ce10" office:value-type="float" office:value="-0.850474995" calcext:value-type="float">
            <text:p>-0.850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style-name="ce10" table:formula="of:=[.D62]+([.D62]-[.D61])/(2^(LN(([.D60]-[.D61])/([.D61]-[.D62]))/LN(2))-1)" office:value-type="float" office:value="4.42439684624506" calcext:value-type="float">
            <text:p>4.42440</text:p>
          </table:table-cell>
          <table:table-cell table:style-name="ce10" table:formula="of:=[.E62]+([.E62]-[.E61])/(2^(LN(([.E60]-[.E61])/([.E61]-[.E62]))/LN(2))-1)" office:value-type="float" office:value="40.0473824009373" calcext:value-type="float">
            <text:p>40.04738</text:p>
          </table:table-cell>
          <table:table-cell table:style-name="ce10" table:formula="of:=[.F62]+([.F62]-[.F61])/(2^(LN(([.F60]-[.F61])/([.F61]-[.F62]))/LN(2))-1)" office:value-type="float" office:value="0.5127324375" calcext:value-type="float">
            <text:p>0.51273</text:p>
          </table:table-cell>
          <table:table-cell table:style-name="ce10" table:formula="of:=[.G62]+([.G62]-[.G61])/(2^(LN(([.G60]-[.G61])/([.G61]-[.G62]))/LN(2))-1)" office:value-type="float" office:value="0.852762539060479" calcext:value-type="float">
            <text:p>0.85276</text:p>
          </table:table-cell>
          <table:table-cell table:style-name="ce10" table:formula="of:=ABS([.H62]+([.H62]-[.H61])/(2^(LN(([.H60]-[.H61])/([.H61]-[.H62]))/LN(2))-1))" office:value-type="float" office:value="0.850471501806651" calcext:value-type="float">
            <text:p>0.85047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table:style-name="ce8" office:value-type="float" office:value="4.416" calcext:value-type="float">
            <text:p>4.416</text:p>
          </table:table-cell>
          <table:table-cell table:style-name="ce8" office:value-type="float" office:value="40.043" calcext:value-type="float">
            <text:p>40.043</text:p>
          </table:table-cell>
          <table:table-cell table:style-name="ce8" office:value-type="float" office:value="0.513" calcext:value-type="float">
            <text:p>0.513</text:p>
          </table:table-cell>
          <table:table-cell table:number-columns-repeated="2" table:style-name="ce8" office:value-type="float" office:value="0.85" calcext:value-type="float">
            <text:p>0.85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table:style-name="ce8" office:value-type="float" office:value="4.43" calcext:value-type="float">
            <text:p>4.43</text:p>
          </table:table-cell>
          <table:table-cell table:style-name="ce8" office:value-type="float" office:value="40.2" calcext:value-type="float">
            <text:p>40.2</text:p>
          </table:table-cell>
          <table:table-cell table:style-name="ce8" office:value-type="float" office:value="0.5127" calcext:value-type="float">
            <text:p>0.5127</text:p>
          </table:table-cell>
          <table:table-cell table:style-name="ce8" office:value-type="float" office:value="0.8535" calcext:value-type="float">
            <text:p>0.8535</text:p>
          </table:table-cell>
          <table:table-cell table:style-name="ce8" office:value-type="float" office:value="0.851" calcext:value-type="float">
            <text:p>0.851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table:style-name="ce8" office:value-type="float" office:value="4.42" calcext:value-type="float">
            <text:p>4.42</text:p>
          </table:table-cell>
          <table:table-cell table:style-name="ce8" office:value-type="float" office:value="40.1" calcext:value-type="float">
            <text:p>40.1</text:p>
          </table:table-cell>
          <table:table-cell table:style-name="ce8" office:value-type="float" office:value="0.5129" calcext:value-type="float">
            <text:p>0.5129</text:p>
          </table:table-cell>
          <table:table-cell table:style-name="ce8" office:value-type="float" office:value="0.8539" calcext:value-type="float">
            <text:p>0.8539</text:p>
          </table:table-cell>
          <table:table-cell table:style-name="ce8" office:value-type="float" office:value="0.8521" calcext:value-type="float">
            <text:p>0.852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table:number-columns-repeated="5"/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3.95542844" calcext:value-type="float">
            <text:p>3.95543</text:p>
          </table:table-cell>
          <table:table-cell table:style-name="ce10" office:value-type="float" office:value="36.3614889" calcext:value-type="float">
            <text:p>36.36149</text:p>
          </table:table-cell>
          <table:table-cell table:style-name="ce10" office:value-type="float" office:value="0.519055" calcext:value-type="float">
            <text:p>0.51906</text:p>
          </table:table-cell>
          <table:table-cell table:style-name="ce10" office:value-type="float" office:value="1.41081957" calcext:value-type="float">
            <text:p>1.41082</text:p>
          </table:table-cell>
          <table:table-cell table:style-name="ce10" office:value-type="float" office:value="-1.39596074" calcext:value-type="float">
            <text:p>-1.39596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3.88987019" calcext:value-type="float">
            <text:p>3.88987</text:p>
          </table:table-cell>
          <table:table-cell table:style-name="ce10" office:value-type="float" office:value="36.3165262" calcext:value-type="float">
            <text:p>36.31653</text:p>
          </table:table-cell>
          <table:table-cell table:style-name="ce10" office:value-type="float" office:value="0.518819" calcext:value-type="float">
            <text:p>0.51882</text:p>
          </table:table-cell>
          <table:table-cell table:style-name="ce10" office:value-type="float" office:value="1.40750359" calcext:value-type="float">
            <text:p>1.40750</text:p>
          </table:table-cell>
          <table:table-cell table:style-name="ce10" office:value-type="float" office:value="-1.39267175" calcext:value-type="float">
            <text:p>-1.39267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3.86940979" calcext:value-type="float">
            <text:p>3.86941</text:p>
          </table:table-cell>
          <table:table-cell table:style-name="ce10" office:value-type="float" office:value="36.3116106" calcext:value-type="float">
            <text:p>36.31161</text:p>
          </table:table-cell>
          <table:table-cell table:style-name="ce10" office:value-type="float" office:value="0.518791" calcext:value-type="float">
            <text:p>0.51879</text:p>
          </table:table-cell>
          <table:table-cell table:style-name="ce10" office:value-type="float" office:value="1.40714452" calcext:value-type="float">
            <text:p>1.40714</text:p>
          </table:table-cell>
          <table:table-cell table:style-name="ce10" office:value-type="float" office:value="-1.39231615" calcext:value-type="float">
            <text:p>-1.39232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3.8638256" calcext:value-type="float">
            <text:p>3.86383</text:p>
          </table:table-cell>
          <table:table-cell table:style-name="ce10" office:value-type="float" office:value="36.3110496" calcext:value-type="float">
            <text:p>36.31105</text:p>
          </table:table-cell>
          <table:table-cell table:style-name="ce10" office:value-type="float" office:value="0.518788" calcext:value-type="float">
            <text:p>0.51879</text:p>
          </table:table-cell>
          <table:table-cell table:style-name="ce10" office:value-type="float" office:value="1.40710359" calcext:value-type="float">
            <text:p>1.40710</text:p>
          </table:table-cell>
          <table:table-cell table:style-name="ce10" office:value-type="float" office:value="-1.39227563" calcext:value-type="float">
            <text:p>-1.3922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style-name="ce10" table:formula="of:=[.D71]+([.D71]-[.D70])/(2^(LN(([.D69]-[.D70])/([.D70]-[.D71]))/LN(2))-1)" office:value-type="float" office:value="3.86172942241471" calcext:value-type="float">
            <text:p>3.86173</text:p>
          </table:table-cell>
          <table:table-cell table:style-name="ce10" table:formula="of:=[.E71]+([.E71]-[.E70])/(2^(LN(([.E69]-[.E70])/([.E70]-[.E71]))/LN(2))-1)" office:value-type="float" office:value="36.3109773267717" calcext:value-type="float">
            <text:p>36.31098</text:p>
          </table:table-cell>
          <table:table-cell table:style-name="ce10" table:formula="of:=[.F71]+([.F71]-[.F70])/(2^(LN(([.F69]-[.F70])/([.F70]-[.F71]))/LN(2))-1)" office:value-type="float" office:value="0.51878764" calcext:value-type="float">
            <text:p>0.51879</text:p>
          </table:table-cell>
          <table:table-cell table:style-name="ce10" table:formula="of:=[.G71]+([.G71]-[.G70])/(2^(LN(([.G69]-[.G70])/([.G70]-[.G71]))/LN(2))-1)" office:value-type="float" office:value="1.40709832418967" calcext:value-type="float">
            <text:p>1.40710</text:p>
          </table:table-cell>
          <table:table-cell table:style-name="ce10" table:formula="of:=ABS([.H71]+([.H71]-[.H70])/(2^(LN(([.H69]-[.H70])/([.H70]-[.H71]))/LN(2))-1))" office:value-type="float" office:value="1.39227041903644" calcext:value-type="float">
            <text:p>1.39227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table:style-name="ce8" office:value-type="float" office:value="3.851" calcext:value-type="float">
            <text:p>3.851</text:p>
          </table:table-cell>
          <table:table-cell table:style-name="ce8" office:value-type="float" office:value="36.307" calcext:value-type="float">
            <text:p>36.307</text:p>
          </table:table-cell>
          <table:table-cell table:style-name="ce8" office:value-type="float" office:value="0.519" calcext:value-type="float">
            <text:p>0.519</text:p>
          </table:table-cell>
          <table:table-cell table:style-name="ce8" office:value-type="float" office:value="1.404" calcext:value-type="float">
            <text:p>1.404</text:p>
          </table:table-cell>
          <table:table-cell table:style-name="ce8" office:value-type="float" office:value="1.391" calcext:value-type="float">
            <text:p>1.391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table:style-name="ce8" office:value-type="float" office:value="3.86" calcext:value-type="float">
            <text:p>3.86</text:p>
          </table:table-cell>
          <table:table-cell table:style-name="ce8" office:value-type="float" office:value="36.4" calcext:value-type="float">
            <text:p>36.4</text:p>
          </table:table-cell>
          <table:table-cell table:style-name="ce8" office:value-type="float" office:value="0.5188" calcext:value-type="float">
            <text:p>0.5188</text:p>
          </table:table-cell>
          <table:table-cell table:style-name="ce8" office:value-type="float" office:value="1.41" calcext:value-type="float">
            <text:p>1.41</text:p>
          </table:table-cell>
          <table:table-cell table:style-name="ce8" office:value-type="float" office:value="1.393" calcext:value-type="float">
            <text:p>1.393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table:style-name="ce8" office:value-type="float" office:value="3.86" calcext:value-type="float">
            <text:p>3.86</text:p>
          </table:table-cell>
          <table:table-cell table:style-name="ce8" office:value-type="float" office:value="36.3" calcext:value-type="float">
            <text:p>36.3</text:p>
          </table:table-cell>
          <table:table-cell table:style-name="ce8" office:value-type="float" office:value="0.5191" calcext:value-type="float">
            <text:p>0.5191</text:p>
          </table:table-cell>
          <table:table-cell table:style-name="ce8" office:value-type="float" office:value="1.4103" calcext:value-type="float">
            <text:p>1.4103</text:p>
          </table:table-cell>
          <table:table-cell table:style-name="ce8" office:value-type="float" office:value="1.3948" calcext:value-type="float">
            <text:p>1.394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table:number-columns-repeated="5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2.60285772" calcext:value-type="float">
            <text:p>2.60286</text:p>
          </table:table-cell>
          <table:table-cell table:style-name="ce10" office:value-type="float" office:value="26.0490444" calcext:value-type="float">
            <text:p>26.04904</text:p>
          </table:table-cell>
          <table:table-cell table:style-name="ce10" office:value-type="float" office:value="0.508786" calcext:value-type="float">
            <text:p>0.50879</text:p>
          </table:table-cell>
          <table:table-cell table:style-name="ce10" office:value-type="float" office:value="1.46095501" calcext:value-type="float">
            <text:p>1.46096</text:p>
          </table:table-cell>
          <table:table-cell table:style-name="ce10" office:value-type="float" office:value="-1.40372617" calcext:value-type="float">
            <text:p>-1.4037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2.57654196" calcext:value-type="float">
            <text:p>2.57654</text:p>
          </table:table-cell>
          <table:table-cell table:style-name="ce10" office:value-type="float" office:value="26.0317969" calcext:value-type="float">
            <text:p>26.03180</text:p>
          </table:table-cell>
          <table:table-cell table:style-name="ce10" office:value-type="float" office:value="0.50864" calcext:value-type="float">
            <text:p>0.50864</text:p>
          </table:table-cell>
          <table:table-cell table:style-name="ce10" office:value-type="float" office:value="1.4590665" calcext:value-type="float">
            <text:p>1.45907</text:p>
          </table:table-cell>
          <table:table-cell table:style-name="ce10" office:value-type="float" office:value="-1.40188125" calcext:value-type="float">
            <text:p>-1.4018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2.56868676" calcext:value-type="float">
            <text:p>2.56869</text:p>
          </table:table-cell>
          <table:table-cell table:style-name="ce10" office:value-type="float" office:value="26.029859" calcext:value-type="float">
            <text:p>26.02986</text:p>
          </table:table-cell>
          <table:table-cell table:style-name="ce10" office:value-type="float" office:value="0.508623" calcext:value-type="float">
            <text:p>0.50862</text:p>
          </table:table-cell>
          <table:table-cell table:style-name="ce10" office:value-type="float" office:value="1.45885683" calcext:value-type="float">
            <text:p>1.45886</text:p>
          </table:table-cell>
          <table:table-cell table:style-name="ce10" office:value-type="float" office:value="-1.40167864" calcext:value-type="float">
            <text:p>-1.4016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2.56661025" calcext:value-type="float">
            <text:p>2.56661</text:p>
          </table:table-cell>
          <table:table-cell table:style-name="ce10" office:value-type="float" office:value="26.0296394" calcext:value-type="float">
            <text:p>26.02964</text:p>
          </table:table-cell>
          <table:table-cell table:style-name="ce10" office:value-type="float" office:value="0.508621" calcext:value-type="float">
            <text:p>0.50862</text:p>
          </table:table-cell>
          <table:table-cell table:style-name="ce10" office:value-type="float" office:value="1.45883306" calcext:value-type="float">
            <text:p>1.45883</text:p>
          </table:table-cell>
          <table:table-cell table:style-name="ce10" office:value-type="float" office:value="-1.40165572" calcext:value-type="float">
            <text:p>-1.4016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style-name="ce10" table:formula="of:=[.D80]+([.D80]-[.D79])/(2^(LN(([.D78]-[.D79])/([.D79]-[.D80]))/LN(2))-1)" office:value-type="float" office:value="2.56586407850091" calcext:value-type="float">
            <text:p>2.56586</text:p>
          </table:table-cell>
          <table:table-cell table:style-name="ce10" table:formula="of:=[.E80]+([.E80]-[.E79])/(2^(LN(([.E78]-[.E79])/([.E79]-[.E80]))/LN(2))-1)" office:value-type="float" office:value="26.029611334959" calcext:value-type="float">
            <text:p>26.02961</text:p>
          </table:table-cell>
          <table:table-cell table:style-name="ce10" table:formula="of:=[.F80]+([.F80]-[.F79])/(2^(LN(([.F78]-[.F79])/([.F79]-[.F80]))/LN(2))-1)" office:value-type="float" office:value="0.508620733333333" calcext:value-type="float">
            <text:p>0.50862</text:p>
          </table:table-cell>
          <table:table-cell table:style-name="ce10" table:formula="of:=[.G80]+([.G80]-[.G79])/(2^(LN(([.G78]-[.G79])/([.G79]-[.G80]))/LN(2))-1)" office:value-type="float" office:value="1.45883002066218" calcext:value-type="float">
            <text:p>1.45883</text:p>
          </table:table-cell>
          <table:table-cell table:style-name="ce10" table:formula="of:=ABS([.H80]+([.H80]-[.H79])/(2^(LN(([.H78]-[.H79])/([.H79]-[.H80]))/LN(2))-1))" office:value-type="float" office:value="1.40165279648506" calcext:value-type="float">
            <text:p>1.4016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table:style-name="ce8" office:value-type="float" office:value="2.556" calcext:value-type="float">
            <text:p>2.556</text:p>
          </table:table-cell>
          <table:table-cell table:style-name="ce8" office:value-type="float" office:value="26.007" calcext:value-type="float">
            <text:p>26.007</text:p>
          </table:table-cell>
          <table:table-cell table:style-name="ce8" office:value-type="float" office:value="0.509" calcext:value-type="float">
            <text:p>0.509</text:p>
          </table:table-cell>
          <table:table-cell table:style-name="ce8" office:value-type="float" office:value="1.459" calcext:value-type="float">
            <text:p>1.459</text:p>
          </table:table-cell>
          <table:table-cell table:style-name="ce8" office:value-type="float" office:value="1.396" calcext:value-type="float">
            <text:p>1.39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table:style-name="ce8" office:value-type="float" office:value="2.57" calcext:value-type="float">
            <text:p>2.57</text:p>
          </table:table-cell>
          <table:table-cell table:style-name="ce8" office:value-type="float" office:value="26.1" calcext:value-type="float">
            <text:p>26.1</text:p>
          </table:table-cell>
          <table:table-cell table:style-name="ce8" office:value-type="float" office:value="0.5088" calcext:value-type="float">
            <text:p>0.5088</text:p>
          </table:table-cell>
          <table:table-cell table:style-name="ce8" office:value-type="float" office:value="1.465" calcext:value-type="float">
            <text:p>1.465</text:p>
          </table:table-cell>
          <table:table-cell table:style-name="ce8"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table:style-name="ce8" office:value-type="float" office:value="2.57" calcext:value-type="float">
            <text:p>2.5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.5092" calcext:value-type="float">
            <text:p>0.5092</text:p>
          </table:table-cell>
          <table:table-cell table:style-name="ce8" office:value-type="float" office:value="1.4651" calcext:value-type="float">
            <text:p>1.4651</text:p>
          </table:table-cell>
          <table:table-cell table:style-name="ce8" office:value-type="float" office:value="1.4019" calcext:value-type="float">
            <text:p>1.401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table:number-columns-repeated="5"/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9.85211238" calcext:value-type="float">
            <text:p>9.85211</text:p>
          </table:table-cell>
          <table:table-cell table:style-name="ce10" office:value-type="float" office:value="180.27625" calcext:value-type="float">
            <text:p>180.27625</text:p>
          </table:table-cell>
          <table:table-cell table:style-name="ce10" office:value-type="float" office:value="0.530989" calcext:value-type="float">
            <text:p>0.53099</text:p>
          </table:table-cell>
          <table:table-cell table:style-name="ce10" office:value-type="float" office:value="2.09904027" calcext:value-type="float">
            <text:p>2.09904</text:p>
          </table:table-cell>
          <table:table-cell table:style-name="ce10" office:value-type="float" office:value="-2.0948562" calcext:value-type="float">
            <text:p>-2.09486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9.55792182" calcext:value-type="float">
            <text:p>9.55792</text:p>
          </table:table-cell>
          <table:table-cell table:style-name="ce10" office:value-type="float" office:value="178.735822" calcext:value-type="float">
            <text:p>178.73582</text:p>
          </table:table-cell>
          <table:table-cell table:style-name="ce10" office:value-type="float" office:value="0.530637" calcext:value-type="float">
            <text:p>0.53064</text:p>
          </table:table-cell>
          <table:table-cell table:style-name="ce10" office:value-type="float" office:value="2.0653445" calcext:value-type="float">
            <text:p>2.06534</text:p>
          </table:table-cell>
          <table:table-cell table:style-name="ce10" office:value-type="float" office:value="-2.06106025" calcext:value-type="float">
            <text:p>-2.06106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9.35213679" calcext:value-type="float">
            <text:p>9.35214</text:p>
          </table:table-cell>
          <table:table-cell table:style-name="ce10" office:value-type="float" office:value="178.44234" calcext:value-type="float">
            <text:p>178.44234</text:p>
          </table:table-cell>
          <table:table-cell table:style-name="ce10" office:value-type="float" office:value="0.530381" calcext:value-type="float">
            <text:p>0.53038</text:p>
          </table:table-cell>
          <table:table-cell table:style-name="ce10" office:value-type="float" office:value="2.05897627" calcext:value-type="float">
            <text:p>2.05898</text:p>
          </table:table-cell>
          <table:table-cell table:style-name="ce10" office:value-type="float" office:value="-2.05470165" calcext:value-type="float">
            <text:p>-2.05470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9.2836586" calcext:value-type="float">
            <text:p>9.28366</text:p>
          </table:table-cell>
          <table:table-cell table:style-name="ce10" office:value-type="float" office:value="178.409324" calcext:value-type="float">
            <text:p>178.40932</text:p>
          </table:table-cell>
          <table:table-cell table:style-name="ce10" office:value-type="float" office:value="0.530349" calcext:value-type="float">
            <text:p>0.53035</text:p>
          </table:table-cell>
          <table:table-cell table:style-name="ce10" office:value-type="float" office:value="2.05826225" calcext:value-type="float">
            <text:p>2.05826</text:p>
          </table:table-cell>
          <table:table-cell table:style-name="ce10" office:value-type="float" office:value="-2.05398908" calcext:value-type="float">
            <text:p>-2.0539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style-name="ce10" table:formula="of:=[.D89]+([.D89]-[.D88])/(2^(LN(([.D87]-[.D88])/([.D88]-[.D89]))/LN(2))-1)" office:value-type="float" office:value="9.24950689637274" calcext:value-type="float">
            <text:p>9.24951</text:p>
          </table:table-cell>
          <table:table-cell table:style-name="ce10" table:formula="of:=[.E89]+([.E89]-[.E88])/(2^(LN(([.E87]-[.E88])/([.E88]-[.E89]))/LN(2))-1)" office:value-type="float" office:value="178.405138976788" calcext:value-type="float">
            <text:p>178.40514</text:p>
          </table:table-cell>
          <table:table-cell table:style-name="ce10" table:formula="of:=[.F89]+([.F89]-[.F88])/(2^(LN(([.F87]-[.F88])/([.F88]-[.F89]))/LN(2))-1)" office:value-type="float" office:value="0.530344428571429" calcext:value-type="float">
            <text:p>0.53034</text:p>
          </table:table-cell>
          <table:table-cell table:style-name="ce10" table:formula="of:=[.G89]+([.G89]-[.G88])/(2^(LN(([.G87]-[.G88])/([.G88]-[.G89]))/LN(2))-1)" office:value-type="float" office:value="2.0581720827511" calcext:value-type="float">
            <text:p>2.05817</text:p>
          </table:table-cell>
          <table:table-cell table:style-name="ce10" table:formula="of:=ABS([.H89]+([.H89]-[.H88])/(2^(LN(([.H87]-[.H88])/([.H88]-[.H89]))/LN(2))-1))" office:value-type="float" office:value="2.05389914848973" calcext:value-type="float">
            <text:p>2.05390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table:style-name="ce8" office:value-type="float" office:value="9.211" calcext:value-type="float">
            <text:p>9.211</text:p>
          </table:table-cell>
          <table:table-cell table:style-name="ce8" office:value-type="float" office:value="178.56" calcext:value-type="float">
            <text:p>178.56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2.046" calcext:value-type="float">
            <text:p>2.046</text:p>
          </table:table-cell>
          <table:table-cell table:style-name="ce8" office:value-type="float" office:value="2.053" calcext:value-type="float">
            <text:p>2.053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table:style-name="ce8" office:value-type="float" office:value="9.26" calcext:value-type="float">
            <text:p>9.26</text:p>
          </table:table-cell>
          <table:table-cell table:style-name="ce8" office:value-type="float" office:value="180.2" calcext:value-type="float">
            <text:p>180.2</text:p>
          </table:table-cell>
          <table:table-cell table:style-name="ce8" office:value-type="float" office:value="0.5303" calcext:value-type="float">
            <text:p>0.5303</text:p>
          </table:table-cell>
          <table:table-cell table:style-name="ce8" office:value-type="float" office:value="2.06" calcext:value-type="float">
            <text:p>2.06</text:p>
          </table:table-cell>
          <table:table-cell table:style-name="ce8" office:value-type="float" office:value="2.055" calcext:value-type="float">
            <text:p>2.055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table:style-name="ce8" office:value-type="float" office:value="9.23" calcext:value-type="float">
            <text:p>9.23</text:p>
          </table:table-cell>
          <table:table-cell table:style-name="ce8" office:value-type="float" office:value="178.6" calcext:value-type="float">
            <text:p>178.6</text:p>
          </table:table-cell>
          <table:table-cell table:style-name="ce8" office:value-type="float" office:value="0.5303" calcext:value-type="float">
            <text:p>0.5303</text:p>
          </table:table-cell>
          <table:table-cell table:style-name="ce8" office:value-type="float" office:value="2.0597" calcext:value-type="float">
            <text:p>2.0597</text:p>
          </table:table-cell>
          <table:table-cell table:style-name="ce8" office:value-type="float" office:value="2.0573" calcext:value-type="float">
            <text:p>2.057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table:number-columns-repeated="5"/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8.09115161" calcext:value-type="float">
            <text:p>8.09115</text:p>
          </table:table-cell>
          <table:table-cell table:style-name="ce10" office:value-type="float" office:value="157.653888" calcext:value-type="float">
            <text:p>157.65389</text:p>
          </table:table-cell>
          <table:table-cell table:style-name="ce10" office:value-type="float" office:value="0.546277" calcext:value-type="float">
            <text:p>0.54628</text:p>
          </table:table-cell>
          <table:table-cell table:style-name="ce10" office:value-type="float" office:value="3.32726868" calcext:value-type="float">
            <text:p>3.32727</text:p>
          </table:table-cell>
          <table:table-cell table:style-name="ce10" office:value-type="float" office:value="-3.30146327" calcext:value-type="float">
            <text:p>-3.30146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7.84155831" calcext:value-type="float">
            <text:p>7.84156</text:p>
          </table:table-cell>
          <table:table-cell table:style-name="ce10" office:value-type="float" office:value="156.538997" calcext:value-type="float">
            <text:p>156.53900</text:p>
          </table:table-cell>
          <table:table-cell table:style-name="ce10" office:value-type="float" office:value="0.545865" calcext:value-type="float">
            <text:p>0.54587</text:p>
          </table:table-cell>
          <table:table-cell table:style-name="ce10" office:value-type="float" office:value="3.28254693" calcext:value-type="float">
            <text:p>3.28255</text:p>
          </table:table-cell>
          <table:table-cell table:style-name="ce10" office:value-type="float" office:value="-3.25679781" calcext:value-type="float">
            <text:p>-3.25680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7.69385371" calcext:value-type="float">
            <text:p>7.69385</text:p>
          </table:table-cell>
          <table:table-cell table:style-name="ce10" office:value-type="float" office:value="156.342221" calcext:value-type="float">
            <text:p>156.34222</text:p>
          </table:table-cell>
          <table:table-cell table:style-name="ce10" office:value-type="float" office:value="0.545507" calcext:value-type="float">
            <text:p>0.54551</text:p>
          </table:table-cell>
          <table:table-cell table:style-name="ce10" office:value-type="float" office:value="3.27459666" calcext:value-type="float">
            <text:p>3.27460</text:p>
          </table:table-cell>
          <table:table-cell table:style-name="ce10" office:value-type="float" office:value="-3.24890286" calcext:value-type="float">
            <text:p>-3.24890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7.64695873" calcext:value-type="float">
            <text:p>7.64696</text:p>
          </table:table-cell>
          <table:table-cell table:style-name="ce10" office:value-type="float" office:value="156.319493" calcext:value-type="float">
            <text:p>156.31949</text:p>
          </table:table-cell>
          <table:table-cell table:style-name="ce10" office:value-type="float" office:value="0.545461" calcext:value-type="float">
            <text:p>0.54546</text:p>
          </table:table-cell>
          <table:table-cell table:style-name="ce10" office:value-type="float" office:value="3.27368405" calcext:value-type="float">
            <text:p>3.27368</text:p>
          </table:table-cell>
          <table:table-cell table:style-name="ce10" office:value-type="float" office:value="-3.24799736" calcext:value-type="float">
            <text:p>-3.248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style-name="ce10" table:formula="of:=[.D98]+([.D98]-[.D97])/(2^(LN(([.D96]-[.D97])/([.D97]-[.D98]))/LN(2))-1)" office:value-type="float" office:value="7.62514395528703" calcext:value-type="float">
            <text:p>7.62514</text:p>
          </table:table-cell>
          <table:table-cell table:style-name="ce10" table:formula="of:=[.E98]+([.E98]-[.E97])/(2^(LN(([.E96]-[.E97])/([.E97]-[.E98]))/LN(2))-1)" office:value-type="float" office:value="156.316525071704" calcext:value-type="float">
            <text:p>156.31653</text:p>
          </table:table-cell>
          <table:table-cell table:style-name="ce10" table:formula="of:=[.F98]+([.F98]-[.F97])/(2^(LN(([.F96]-[.F97])/([.F97]-[.F98]))/LN(2))-1)" office:value-type="float" office:value="0.545454217948718" calcext:value-type="float">
            <text:p>0.54545</text:p>
          </table:table-cell>
          <table:table-cell table:style-name="ce10" table:formula="of:=[.G98]+([.G98]-[.G97])/(2^(LN(([.G96]-[.G97])/([.G97]-[.G98]))/LN(2))-1)" office:value-type="float" office:value="3.27356570711158" calcext:value-type="float">
            <text:p>3.27357</text:p>
          </table:table-cell>
          <table:table-cell table:style-name="ce10" table:formula="of:=ABS([.H98]+([.H98]-[.H97])/(2^(LN(([.H96]-[.H97])/([.H97]-[.H98]))/LN(2))-1))" office:value-type="float" office:value="3.24788005030467" calcext:value-type="float">
            <text:p>3.24788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table:style-name="ce8" office:value-type="float" office:value="7.588" calcext:value-type="float">
            <text:p>7.588</text:p>
          </table:table-cell>
          <table:table-cell table:style-name="ce8" office:value-type="float" office:value="156.503" calcext:value-type="float">
            <text:p>156.503</text:p>
          </table:table-cell>
          <table:table-cell table:style-name="ce8" office:value-type="float" office:value="0.545" calcext:value-type="float">
            <text:p>0.545</text:p>
          </table:table-cell>
          <table:table-cell table:style-name="ce8" office:value-type="float" office:value="3.258" calcext:value-type="float">
            <text:p>3.258</text:p>
          </table:table-cell>
          <table:table-cell table:style-name="ce8" office:value-type="float" office:value="3.245" calcext:value-type="float">
            <text:p>3.245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table:style-name="ce8" office:value-type="float" office:value="7.63" calcext:value-type="float">
            <text:p>7.63</text:p>
          </table:table-cell>
          <table:table-cell table:style-name="ce8" office:value-type="float" office:value="157.93" calcext:value-type="float">
            <text:p>157.93</text:p>
          </table:table-cell>
          <table:table-cell table:style-name="ce8" office:value-type="float" office:value="0.5454" calcext:value-type="float">
            <text:p>0.5454</text:p>
          </table:table-cell>
          <table:table-cell table:style-name="ce8" office:value-type="float" office:value="3.279" calcext:value-type="float">
            <text:p>3.279</text:p>
          </table:table-cell>
          <table:table-cell table:style-name="ce8" office:value-type="float" office:value="3.25" calcext:value-type="float">
            <text:p>3.25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table:style-name="ce8" office:value-type="float" office:value="7.61" calcext:value-type="float">
            <text:p>7.61</text:p>
          </table:table-cell>
          <table:table-cell table:style-name="ce8" office:value-type="float" office:value="156.5" calcext:value-type="float">
            <text:p>156.5</text:p>
          </table:table-cell>
          <table:table-cell table:style-name="ce8" office:value-type="float" office:value="0.5455" calcext:value-type="float">
            <text:p>0.5455</text:p>
          </table:table-cell>
          <table:table-cell table:style-name="ce8" office:value-type="float" office:value="3.2779" calcext:value-type="float">
            <text:p>3.2779</text:p>
          </table:table-cell>
          <table:table-cell table:style-name="ce8" office:value-type="float" office:value="3.2552" calcext:value-type="float">
            <text:p>3.255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table:number-columns-repeated="5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4.07455752" calcext:value-type="float">
            <text:p>4.07456</text:p>
          </table:table-cell>
          <table:table-cell table:style-name="ce10" office:value-type="float" office:value="85.141369" calcext:value-type="float">
            <text:p>85.14137</text:p>
          </table:table-cell>
          <table:table-cell table:style-name="ce10" office:value-type="float" office:value="0.529849" calcext:value-type="float">
            <text:p>0.52985</text:p>
          </table:table-cell>
          <table:table-cell table:style-name="ce10" office:value-type="float" office:value="2.83062632" calcext:value-type="float">
            <text:p>2.83063</text:p>
          </table:table-cell>
          <table:table-cell table:style-name="ce10" office:value-type="float" office:value="-2.77504603" calcext:value-type="float">
            <text:p>-2.7750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3.97234092" calcext:value-type="float">
            <text:p>3.97234</text:p>
          </table:table-cell>
          <table:table-cell table:style-name="ce10" office:value-type="float" office:value="84.8939394" calcext:value-type="float">
            <text:p>84.89394</text:p>
          </table:table-cell>
          <table:table-cell table:style-name="ce10" office:value-type="float" office:value="0.529804" calcext:value-type="float">
            <text:p>0.52980</text:p>
          </table:table-cell>
          <table:table-cell table:style-name="ce10" office:value-type="float" office:value="2.81368671" calcext:value-type="float">
            <text:p>2.81369</text:p>
          </table:table-cell>
          <table:table-cell table:style-name="ce10" office:value-type="float" office:value="-2.75800117" calcext:value-type="float">
            <text:p>-2.758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3.93521301" calcext:value-type="float">
            <text:p>3.93521</text:p>
          </table:table-cell>
          <table:table-cell table:style-name="ce10" office:value-type="float" office:value="84.8735339" calcext:value-type="float">
            <text:p>84.87353</text:p>
          </table:table-cell>
          <table:table-cell table:style-name="ce10" office:value-type="float" office:value="0.529661" calcext:value-type="float">
            <text:p>0.52966</text:p>
          </table:table-cell>
          <table:table-cell table:style-name="ce10" office:value-type="float" office:value="2.81193196" calcext:value-type="float">
            <text:p>2.81193</text:p>
          </table:table-cell>
          <table:table-cell table:style-name="ce10" office:value-type="float" office:value="-2.75625909" calcext:value-type="float">
            <text:p>-2.7562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3.92498936" calcext:value-type="float">
            <text:p>3.92499</text:p>
          </table:table-cell>
          <table:table-cell table:style-name="ce10" office:value-type="float" office:value="84.870988" calcext:value-type="float">
            <text:p>84.87099</text:p>
          </table:table-cell>
          <table:table-cell table:style-name="ce10" office:value-type="float" office:value="0.529642" calcext:value-type="float">
            <text:p>0.52964</text:p>
          </table:table-cell>
          <table:table-cell table:style-name="ce10" office:value-type="float" office:value="2.81173076" calcext:value-type="float">
            <text:p>2.81173</text:p>
          </table:table-cell>
          <table:table-cell table:style-name="ce10" office:value-type="float" office:value="-2.75606087" calcext:value-type="float">
            <text:p>-2.7560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style-name="ce10" table:formula="of:=[.D107]+([.D107]-[.D106])/(2^(LN(([.D105]-[.D106])/([.D106]-[.D107]))/LN(2))-1)" office:value-type="float" office:value="3.92110436114396" calcext:value-type="float">
            <text:p>3.92110</text:p>
          </table:table-cell>
          <table:table-cell table:style-name="ce10" table:formula="of:=[.E107]+([.E107]-[.E106])/(2^(LN(([.E105]-[.E106])/([.E106]-[.E107]))/LN(2))-1)" office:value-type="float" office:value="84.8706250799564" calcext:value-type="float">
            <text:p>84.87063</text:p>
          </table:table-cell>
          <table:table-cell table:style-name="ce10" table:formula="of:=[.F107]+([.F107]-[.F106])/(2^(LN(([.F105]-[.F106])/([.F106]-[.F107]))/LN(2))-1)" office:value-type="float" office:value="0.529639088709677" calcext:value-type="float">
            <text:p>0.52964</text:p>
          </table:table-cell>
          <table:table-cell table:style-name="ce10" table:formula="of:=[.G107]+([.G107]-[.G106])/(2^(LN(([.G105]-[.G106])/([.G106]-[.G107]))/LN(2))-1)" office:value-type="float" office:value="2.81170470262174" calcext:value-type="float">
            <text:p>2.81170</text:p>
          </table:table-cell>
          <table:table-cell table:style-name="ce10" table:formula="of:=ABS([.H107]+([.H107]-[.H106])/(2^(LN(([.H105]-[.H106])/([.H106]-[.H107]))/LN(2))-1))" office:value-type="float" office:value="2.75603542004443" calcext:value-type="float">
            <text:p>2.7560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table:style-name="ce8" office:value-type="float" office:value="3.907" calcext:value-type="float">
            <text:p>3.907</text:p>
          </table:table-cell>
          <table:table-cell table:style-name="ce8" office:value-type="float" office:value="85.105" calcext:value-type="float">
            <text:p>85.105</text:p>
          </table:table-cell>
          <table:table-cell table:style-name="ce8" office:value-type="float" office:value="0.529" calcext:value-type="float">
            <text:p>0.529</text:p>
          </table:table-cell>
          <table:table-cell table:style-name="ce8" office:value-type="float" office:value="2.802" calcext:value-type="float">
            <text:p>2.802</text:p>
          </table:table-cell>
          <table:table-cell table:style-name="ce8" office:value-type="float" office:value="2.75" calcext:value-type="float">
            <text:p>2.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table:style-name="ce8" office:value-type="float" office:value="3.92" calcext:value-type="float">
            <text:p>3.92</text:p>
          </table:table-cell>
          <table:table-cell table:style-name="ce8" office:value-type="float" office:value="86.08" calcext:value-type="float">
            <text:p>86.08</text:p>
          </table:table-cell>
          <table:table-cell table:style-name="ce8" office:value-type="float" office:value="0.5297" calcext:value-type="float">
            <text:p>0.5297</text:p>
          </table:table-cell>
          <table:table-cell table:style-name="ce8" office:value-type="float" office:value="2.821" calcext:value-type="float">
            <text:p>2.821</text:p>
          </table:table-cell>
          <table:table-cell table:style-name="ce8" office:value-type="float" office:value="2.757" calcext:value-type="float">
            <text:p>2.75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table:style-name="ce8" office:value-type="float" office:value="3.92" calcext:value-type="float">
            <text:p>3.92</text:p>
          </table:table-cell>
          <table:table-cell table:style-name="ce8" office:value-type="float" office:value="85.1" calcext:value-type="float">
            <text:p>85.1</text:p>
          </table:table-cell>
          <table:table-cell table:style-name="ce8" office:value-type="float" office:value="0.5297" calcext:value-type="float">
            <text:p>0.5297</text:p>
          </table:table-cell>
          <table:table-cell table:style-name="ce8" office:value-type="float" office:value="2.8278" calcext:value-type="float">
            <text:p>2.8278</text:p>
          </table:table-cell>
          <table:table-cell table:style-name="ce8" office:value-type="float" office:value="2.7725" calcext:value-type="float">
            <text:p>2.7725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11" table:number-columns-repeated="3" table:default-cell-style-name="Default"/>
        <table:table-column table:style-name="co12" table:default-cell-style-name="ce5"/>
        <table:table-column table:style-name="co8" table:default-cell-style-name="ce5"/>
        <table:table-column table:style-name="co12" table:number-columns-repeated="3" table:default-cell-style-name="ce5"/>
        <table:table-row table:style-name="ro2">
          <table:table-cell office:value-type="string" calcext:value-type="string">
            <text:p>#ALA</text:p>
          </table:table-cell>
          <table:table-cell table:style-name="ce1"/>
          <table:table-cell table:number-columns-repeated="6"/>
        </table:table-row>
        <table:table-row table:style-name="ro3">
          <table:table-cell office:value-type="string" calcext:value-type="string">
            <text:p>Di</text:p>
          </table:table-cell>
          <table:table-cell table:style-name="ce1" office:value-type="string" calcext:value-type="string">
            <text:p>Ra</text:p>
          </table:table-cell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Vrms</text:p>
          </table:table-cell>
          <table:table-cell office:value-type="string" calcext:value-type="string">
            <text:p>&lt;T&gt;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$10^4$</text:p>
          </table:table-cell>
          <table:table-cell table:style-name="ce4" office:value-type="string" calcext:value-type="string">
            <text:p>\aspect{}</text:p>
          </table:table-cell>
          <table:table-cell table:formula="of:=[Sheet1.D7]" office:value-type="float" office:value="4.41471252789042" calcext:value-type="float">
            <text:p>4.4147</text:p>
          </table:table-cell>
          <table:table-cell table:formula="of:=[Sheet1.E7]" office:value-type="float" office:value="39.9567325906502" calcext:value-type="float">
            <text:p>39.9567</text:p>
          </table:table-cell>
          <table:table-cell table:formula="of:=[Sheet1.F7]" office:value-type="string" office:string-value="" calcext:value-type="error">
            <text:p>#DIV/0!</text:p>
          </table:table-cell>
          <table:table-cell table:formula="of:=[Sheet1.G7]" office:value-type="float" office:value="0.849565941603522" calcext:value-type="float">
            <text:p>0.8496</text:p>
          </table:table-cell>
          <table:table-cell table:formula="of:=[Sheet1.H7]" office:value-type="float" office:value="0.849002506341564" calcext:value-type="float">
            <text:p>0.8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4.406" calcext:value-type="float">
            <text:p>4.406</text:p>
          </table:table-cell>
          <table:table-cell office:value-type="float" office:value="39.952" calcext:value-type="float">
            <text:p>39.952</text:p>
          </table:table-cell>
          <table:table-cell office:value-type="float" office:value="0.515" calcext:value-type="float">
            <text:p>0.515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4.4144" calcext:value-type="float">
            <text:p>4.4144</text:p>
          </table:table-cell>
          <table:table-cell office:value-type="float" office:value="40.0951" calcext:value-type="float">
            <text:p>40.0951</text:p>
          </table:table-cell>
          <table:table-cell office:value-type="float" office:value="0.5146" calcext:value-type="float">
            <text:p>0.5146</text:p>
          </table:table-cell>
          <table:table-cell table:number-columns-repeated="2" office:value-type="float" office:value="0.849" calcext:value-type="float">
            <text:p>0.8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4.41" calcext:value-type="float">
            <text:p>4.41</text:p>
          </table:table-cell>
          <table:table-cell office:value-type="float" office:value="40" calcext:value-type="float">
            <text:p>40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01" calcext:value-type="float">
            <text:p>0.8501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$10^4$</text:p>
          </table:table-cell>
          <table:table-cell table:style-name="ce4" office:value-type="string" calcext:value-type="string">
            <text:p>\aspect{}</text:p>
          </table:table-cell>
          <table:table-cell table:formula="of:=[Sheet1.D16]" office:value-type="string" office:string-value="" calcext:value-type="error">
            <text:p>Err:502</text:p>
          </table:table-cell>
          <table:table-cell table:formula="of:=[Sheet1.E16]" office:value-type="float" office:value="35.939727802353" calcext:value-type="float">
            <text:p>35.9397</text:p>
          </table:table-cell>
          <table:table-cell table:formula="of:=[Sheet1.F16]" office:value-type="string" office:string-value="" calcext:value-type="error">
            <text:p>Err:502</text:p>
          </table:table-cell>
          <table:table-cell table:formula="of:=[Sheet1.G16]" office:value-type="float" office:value="1.38370661308099" calcext:value-type="float">
            <text:p>1.3837</text:p>
          </table:table-cell>
          <table:table-cell table:formula="of:=[Sheet1.H16]" office:value-type="float" office:value="1.38193801364918" calcext:value-type="float">
            <text:p>1.381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3.812" calcext:value-type="float">
            <text:p>3.812</text:p>
          </table:table-cell>
          <table:table-cell office:value-type="float" office:value="35.936" calcext:value-type="float">
            <text:p>35.936</text:p>
          </table:table-cell>
          <table:table-cell office:value-type="float" office:value="0.522" calcext:value-type="float">
            <text:p>0.522</text:p>
          </table:table-cell>
          <table:table-cell table:number-columns-repeated="2" office:value-type="float" office:value="1.381" calcext:value-type="float">
            <text:p>1.381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3.8218" calcext:value-type="float">
            <text:p>3.8218</text:p>
          </table:table-cell>
          <table:table-cell office:value-type="float" office:value="36.0425" calcext:value-type="float">
            <text:p>36.0425</text:p>
          </table:table-cell>
          <table:table-cell office:value-type="float" office:value="0.5214" calcext:value-type="float">
            <text:p>0.5214</text:p>
          </table:table-cell>
          <table:table-cell table:number-columns-repeated="2" office:value-type="float" office:value="1.3812" calcext:value-type="float">
            <text:p>1.3812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3.82" calcext:value-type="float">
            <text:p>3.82</text:p>
          </table:table-cell>
          <table:table-cell office:value-type="float" office:value="35.9" calcext:value-type="float">
            <text:p>35.9</text:p>
          </table:table-cell>
          <table:table-cell office:value-type="float" office:value="0.5217" calcext:value-type="float">
            <text:p>0.5217</text:p>
          </table:table-cell>
          <table:table-cell office:value-type="float" office:value="1.3818" calcext:value-type="float">
            <text:p>1.3818</text:p>
          </table:table-cell>
          <table:table-cell office:value-type="float" office:value="1.383" calcext:value-type="float">
            <text:p>1.383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$10^4$</text:p>
          </table:table-cell>
          <table:table-cell table:style-name="ce4" office:value-type="string" calcext:value-type="string">
            <text:p>\aspect{}</text:p>
          </table:table-cell>
          <table:table-cell table:formula="of:=[Sheet1.D25]" office:value-type="string" office:string-value="" calcext:value-type="error">
            <text:p>Err:502</text:p>
          </table:table-cell>
          <table:table-cell table:formula="of:=[Sheet1.E25]" office:value-type="float" office:value="24.6819074312136" calcext:value-type="float">
            <text:p>24.6819</text:p>
          </table:table-cell>
          <table:table-cell table:formula="of:=[Sheet1.F25]" office:value-type="string" office:string-value="" calcext:value-type="error">
            <text:p>Err:502</text:p>
          </table:table-cell>
          <table:table-cell table:formula="of:=[Sheet1.G25]" office:value-type="float" office:value="1.34315570146195" calcext:value-type="float">
            <text:p>1.3432</text:p>
          </table:table-cell>
          <table:table-cell table:formula="of:=[Sheet1.H25]" office:value-type="float" office:value="1.35424417962177" calcext:value-type="float">
            <text:p>1.3542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2.438" calcext:value-type="float">
            <text:p>2.438</text:p>
          </table:table-cell>
          <table:table-cell office:value-type="float" office:value="24.663" calcext:value-type="float">
            <text:p>24.663</text:p>
          </table:table-cell>
          <table:table-cell office:value-type="float" office:value="0.512" calcext:value-type="float">
            <text:p>0.512</text:p>
          </table:table-cell>
          <table:table-cell office:value-type="float" office:value="1.343" calcext:value-type="float">
            <text:p>1.343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2.4716" calcext:value-type="float">
            <text:p>2.4716</text:p>
          </table:table-cell>
          <table:table-cell office:value-type="float" office:value="25.0157" calcext:value-type="float">
            <text:p>25.0157</text:p>
          </table:table-cell>
          <table:table-cell office:value-type="float" office:value="0.51" calcext:value-type="float">
            <text:p>0.51</text:p>
          </table:table-cell>
          <table:table-cell office:value-type="float" office:value="1.3622" calcext:value-type="float">
            <text:p>1.3622</text:p>
          </table:table-cell>
          <table:table-cell office:value-type="float" office:value="1.3621" calcext:value-type="float">
            <text:p>1.3621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2.47" calcext:value-type="float">
            <text:p>2.47</text:p>
          </table:table-cell>
          <table:table-cell office:value-type="float" office:value="24.9" calcext:value-type="float">
            <text:p>24.9</text:p>
          </table:table-cell>
          <table:table-cell office:value-type="float" office:value="0.5103" calcext:value-type="float">
            <text:p>0.5103</text:p>
          </table:table-cell>
          <table:table-cell office:value-type="float" office:value="1.3627" calcext:value-type="float">
            <text:p>1.3627</text:p>
          </table:table-cell>
          <table:table-cell office:value-type="float" office:value="1.3638" calcext:value-type="float">
            <text:p>1.3638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$10^5$</text:p>
          </table:table-cell>
          <table:table-cell table:style-name="ce4" office:value-type="string" calcext:value-type="string">
            <text:p>\aspect{}</text:p>
          </table:table-cell>
          <table:table-cell table:formula="of:=[Sheet1.D34]" office:value-type="float" office:value="9.24156047199689" calcext:value-type="float">
            <text:p>9.2416</text:p>
          </table:table-cell>
          <table:table-cell table:formula="of:=[Sheet1.E34]" office:value-type="float" office:value="178.075305864427" calcext:value-type="float">
            <text:p>178.0753</text:p>
          </table:table-cell>
          <table:table-cell table:formula="of:=[Sheet1.F34]" office:value-type="float" office:value="0.532157640909091" calcext:value-type="float">
            <text:p>0.5322</text:p>
          </table:table-cell>
          <table:table-cell table:formula="of:=[Sheet1.G34]" office:value-type="float" office:value="2.05251838437981" calcext:value-type="float">
            <text:p>2.0525</text:p>
          </table:table-cell>
          <table:table-cell table:formula="of:=[Sheet1.H34]" office:value-type="float" office:value="2.0516820600786" calcext:value-type="float">
            <text:p>2.0517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9.196" calcext:value-type="float">
            <text:p>9.196</text:p>
          </table:table-cell>
          <table:table-cell office:value-type="float" office:value="178.229" calcext:value-type="float">
            <text:p>178.229</text:p>
          </table:table-cell>
          <table:table-cell office:value-type="float" office:value="0.532" calcext:value-type="float">
            <text:p>0.532</text:p>
          </table:table-cell>
          <table:table-cell office:value-type="float" office:value="2.041" calcext:value-type="float">
            <text:p>2.041</text:p>
          </table:table-cell>
          <table:table-cell office:value-type="float" office:value="2.051" calcext:value-type="float">
            <text:p>2.051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9.2428" calcext:value-type="float">
            <text:p>9.2428</text:p>
          </table:table-cell>
          <table:table-cell office:value-type="float" office:value="179.7523" calcext:value-type="float">
            <text:p>179.7523</text:p>
          </table:table-cell>
          <table:table-cell office:value-type="float" office:value="0.5318" calcext:value-type="float">
            <text:p>0.5318</text:p>
          </table:table-cell>
          <table:table-cell office:value-type="float" office:value="2.0518" calcext:value-type="float">
            <text:p>2.0518</text:p>
          </table:table-cell>
          <table:table-cell office:value-type="float" office:value="2.0519" calcext:value-type="float">
            <text:p>2.051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9.21" calcext:value-type="float">
            <text:p>9.21</text:p>
          </table:table-cell>
          <table:table-cell office:value-type="float" office:value="178.2" calcext:value-type="float">
            <text:p>178.2</text:p>
          </table:table-cell>
          <table:table-cell office:value-type="float" office:value="0.5319" calcext:value-type="float">
            <text:p>0.5319</text:p>
          </table:table-cell>
          <table:table-cell office:value-type="float" office:value="2.0503" calcext:value-type="float">
            <text:p>2.0503</text:p>
          </table:table-cell>
          <table:table-cell office:value-type="float" office:value="2.054" calcext:value-type="float">
            <text:p>2.054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$10^5$</text:p>
          </table:table-cell>
          <table:table-cell table:style-name="ce4" office:value-type="string" calcext:value-type="string">
            <text:p>\aspect{}</text:p>
          </table:table-cell>
          <table:table-cell table:formula="of:=[Sheet1.D43]" office:value-type="string" office:string-value="" calcext:value-type="error">
            <text:p>Err:502</text:p>
          </table:table-cell>
          <table:table-cell table:formula="of:=[Sheet1.E43]" office:value-type="string" office:string-value="" calcext:value-type="error">
            <text:p>Err:502</text:p>
          </table:table-cell>
          <table:table-cell table:formula="of:=[Sheet1.F43]" office:value-type="string" office:string-value="" calcext:value-type="error">
            <text:p>Err:502</text:p>
          </table:table-cell>
          <table:table-cell table:formula="of:=[Sheet1.G43]" office:value-type="string" office:string-value="" calcext:value-type="error">
            <text:p>Err:502</text:p>
          </table:table-cell>
          <table:table-cell table:formula="of:=[Sheet1.H43]" office:value-type="string" office:string-value="" calcext:value-type="error">
            <text:p>Err:502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King UM</text:p>
          </table:table-cell>
          <table:table-cell office:value-type="float" office:value="7.532" calcext:value-type="float">
            <text:p>7.532</text:p>
          </table:table-cell>
          <table:table-cell office:value-type="float" office:value="155.304" calcext:value-type="float">
            <text:p>155.304</text:p>
          </table:table-cell>
          <table:table-cell office:value-type="float" office:value="0.548" calcext:value-type="float">
            <text:p>0.548</text:p>
          </table:table-cell>
          <table:table-cell office:value-type="float" office:value="3.221" calcext:value-type="float">
            <text:p>3.221</text:p>
          </table:table-cell>
          <table:table-cell office:value-type="float" office:value="3.233" calcext:value-type="float">
            <text:p>3.233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7.5719" calcext:value-type="float">
            <text:p>7.5719</text:p>
          </table:table-cell>
          <table:table-cell office:value-type="float" office:value="156.5589" calcext:value-type="float">
            <text:p>156.5589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44" calcext:value-type="float">
            <text:p>3.2344</text:p>
          </table:table-cell>
          <table:table-cell office:value-type="float" office:value="3.2346" calcext:value-type="float">
            <text:p>3.2346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7.55" calcext:value-type="float">
            <text:p>7.55</text:p>
          </table:table-cell>
          <table:table-cell office:value-type="float" office:value="155.1" calcext:value-type="float">
            <text:p>155.1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3" calcext:value-type="float">
            <text:p>3.233</text:p>
          </table:table-cell>
          <table:table-cell office:value-type="float" office:value="3.2392" calcext:value-type="float">
            <text:p>3.2392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$10^5$</text:p>
          </table:table-cell>
          <table:table-cell table:style-name="ce4" office:value-type="string" calcext:value-type="string">
            <text:p>\aspect{}</text:p>
          </table:table-cell>
          <table:table-cell table:formula="of:=[Sheet1.D52]" office:value-type="string" office:string-value="" calcext:value-type="error">
            <text:p>Err:502</text:p>
          </table:table-cell>
          <table:table-cell table:formula="of:=[Sheet1.E52]" office:value-type="string" office:string-value="" calcext:value-type="error">
            <text:p>Err:502</text:p>
          </table:table-cell>
          <table:table-cell table:formula="of:=[Sheet1.F52]" office:value-type="string" office:string-value="" calcext:value-type="error">
            <text:p>Err:502</text:p>
          </table:table-cell>
          <table:table-cell table:formula="of:=[Sheet1.G52]" office:value-type="float" office:value="2.7564066182064" calcext:value-type="float">
            <text:p>2.7564</text:p>
          </table:table-cell>
          <table:table-cell table:formula="of:=[Sheet1.H52]" office:value-type="float" office:value="2.77137454101343" calcext:value-type="float">
            <text:p>2.7714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King UM</text:p>
          </table:table-cell>
          <table:table-cell office:value-type="float" office:value="3.857" calcext:value-type="float">
            <text:p>3.857</text:p>
          </table:table-cell>
          <table:table-cell office:value-type="float" office:value="84.587" calcext:value-type="float">
            <text:p>84.587</text:p>
          </table:table-cell>
          <table:table-cell office:value-type="float" office:value="0.53" calcext:value-type="float">
            <text:p>0.53</text:p>
          </table:table-cell>
          <table:table-cell office:value-type="float" office:value="2.742" calcext:value-type="float">
            <text:p>2.742</text:p>
          </table:table-cell>
          <table:table-cell office:value-type="float" office:value="2.765" calcext:value-type="float">
            <text:p>2.765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3.878" calcext:value-type="float">
            <text:p>3.878</text:p>
          </table:table-cell>
          <table:table-cell office:value-type="float" office:value="85.5803" calcext:value-type="float">
            <text:p>85.5803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1" calcext:value-type="float">
            <text:p>2.761</text:p>
          </table:table-cell>
          <table:table-cell office:value-type="float" office:value="2.7614" calcext:value-type="float">
            <text:p>2.7614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3.88" calcext:value-type="float">
            <text:p>3.88</text:p>
          </table:table-cell>
          <table:table-cell office:value-type="float" office:value="84.6" calcext:value-type="float">
            <text:p>84.6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52" calcext:value-type="float">
            <text:p>2.7652</text:p>
          </table:table-cell>
          <table:table-cell office:value-type="float" office:value="2.7742" calcext:value-type="float">
            <text:p>2.7742</text:p>
          </table:table-cell>
        </table:table-row>
        <table:table-row table:style-name="ro2" table:number-rows-repeated="104854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4" loext:min-decimal-places="0" number:min-integer-digits="1" number:decimal-replacement=""/>
    </number:number-style>
    <number:number-style style:name="N126">
      <number:number number:decimal-places="5" loext:min-decimal-places="0" number:min-integer-digits="1" number:decimal-replacement="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scientific-number number:decimal-places="6" loext:min-decimal-places="6" number:min-integer-digits="1" number:min-exponent-digits="1" loext:exponent-interval="1" loext:forced-exponent-sign="true"/>
    </number:number-style>
    <number:number-style style:name="N130">
      <number:scientific-number number:decimal-places="12" loext:min-decimal-places="0" number:min-integer-digits="1" number:min-exponent-digits="1" loext:exponent-interval="1" loext:forced-exponent-sign="true"/>
    </number:number-style>
    <number:number-style style:name="N131">
      <number:scientific-number number:decimal-places="10" loext:min-decimal-places="0" number:min-integer-digits="1" number:min-exponent-digits="2" loext:exponent-interval="1" loext:forced-exponent-sign="true"/>
    </number:number-style>
    <number:number-style style:name="N132">
      <number:scientific-number number:decimal-places="7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6:21:03.951502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16:54:02.516288846</dc:date>
    <meta:generator>LibreOffice/6.0.6.2$Linux_X86_64 LibreOffice_project/00m0$Build-2</meta:generator>
    <meta:editing-duration>PT2H41M39S</meta:editing-duration>
    <meta:editing-cycles>14</meta:editing-cycles>
    <meta:document-statistic meta:table-count="2" meta:cell-count="906" meta:object-count="0"/>
  </office:meta>
</office:document-meta>
</file>